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.0193in" fo:border="0.06pt solid #d9d9e3"/>
    </style:style>
    <style:style style:name="P2" style:family="paragraph" style:parent-style-name="Preformatted_20_Text">
      <style:paragraph-properties fo:padding="0.0193in" fo:border="0.06pt solid #d9d9e3"/>
    </style:style>
    <style:style style:name="P3" style:family="paragraph" style:parent-style-name="Preformatted_20_Text">
      <style:paragraph-properties fo:text-align="start" style:justify-single-word="false" fo:padding="0.0193in" fo:border="0.06pt solid #d9d9e3"/>
    </style:style>
    <style:style style:name="P4" style:family="paragraph" style:parent-style-name="Preformatted_20_Text">
      <style:paragraph-properties fo:margin-top="0in" fo:margin-bottom="0.1965in" style:contextual-spacing="false" fo:text-align="start" style:justify-single-word="false" fo:padding="0.0193in" fo:border="0.06pt solid #d9d9e3"/>
    </style:style>
    <style:style style:name="P5" style:family="paragraph" style:parent-style-name="Preformatted_20_Text">
      <style:paragraph-properties fo:text-align="start" style:justify-single-word="false" fo:padding="0.0193in" fo:border="0.06pt solid #d9d9e3"/>
      <style:text-properties fo:background-color="#81d41a" loext:padding="0.0193in" loext:border="0.06pt solid #d9d9e3"/>
    </style:style>
    <style:style style:name="P6" style:family="paragraph" style:parent-style-name="Preformatted_20_Text">
      <style:paragraph-properties fo:padding="0.0193in" fo:border="0.06pt solid #d9d9e3"/>
      <style:text-properties fo:background-color="#81d41a" loext:padding="0.0193in" loext:border="0.06pt solid #d9d9e3"/>
    </style:style>
    <style:style style:name="P7" style:family="paragraph" style:parent-style-name="Text_20_body">
      <style:paragraph-properties fo:padding="0.0193in" fo:border="0.06pt solid #d9d9e3"/>
    </style:style>
    <style:style style:name="P8" style:family="paragraph" style:parent-style-name="Text_20_body" style:list-style-name="L1">
      <style:paragraph-properties fo:padding="0.0193in" fo:border="0.06pt solid #d9d9e3"/>
    </style:style>
    <style:style style:name="P9" style:family="paragraph" style:parent-style-name="Text_20_body" style:list-style-name="L2">
      <style:paragraph-properties fo:padding="0.0193in" fo:border="0.06pt solid #d9d9e3"/>
    </style:style>
    <style:style style:name="P10" style:family="paragraph" style:parent-style-name="Text_20_body" style:list-style-name="L3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fo:background-color="#81d41a" loext:char-shading-value="0" loext:padding="0.0193in" loext:border="0.06pt solid #d9d9e3"/>
    </style:style>
    <style:style style:name="T3" style:family="text">
      <style:text-properties fo:background-color="#81d41a" loext:char-shading-value="0"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 create a minimal, empty theme in WordPress, follow these steps:</text:p>
      <text:list text:style-name="L1">
        <text:list-item>
          <text:p text:style-name="P8">Create a new folder in the <text:span text:style-name="Source_20_Text"><text:span text:style-name="T1">/wp-content/themes/</text:span></text:span> directory of your WordPress installation. Give the folder a descriptive name that reflects the purpose of your theme.</text:p>
        </text:list-item>
        <text:list-item>
          <text:p text:style-name="P8">In the new folder, create a new file called <text:span text:style-name="Source_20_Text"><text:span text:style-name="T1">style.css</text:span></text:span>. This file will contain the basic CSS styles for your theme. Add the following code to the file:</text:p>
        </text:list-item>
      </text:list>
      <text:p text:style-name="P6">yamlCopy code</text:p>
      <text:p text:style-name="P2"><text:span text:style-name="Source_20_Text"><text:span text:style-name="T3">/*</text:span></text:span></text:p>
      <text:p text:style-name="P2"><text:span text:style-name="Source_20_Text"><text:span text:style-name="T3">Theme Name: Your Theme Name</text:span></text:span></text:p>
      <text:p text:style-name="P2"><text:span text:style-name="Source_20_Text"><text:span text:style-name="T3">Author: Your Name</text:span></text:span></text:p>
      <text:p text:style-name="P2"><text:span text:style-name="Source_20_Text"><text:span text:style-name="T3">Author URI: Your Website URL</text:span></text:span></text:p>
      <text:p text:style-name="P2"><text:span text:style-name="Source_20_Text"><text:span text:style-name="T3">Description: A minimal, empty theme for WordPress.</text:span></text:span></text:p>
      <text:p text:style-name="P2"><text:span text:style-name="Source_20_Text"><text:span text:style-name="T3">Version: 1.0</text:span></text:span></text:p>
      <text:p text:style-name="P1"><text:span text:style-name="Source_20_Text"><text:span text:style-name="T3">*/</text:span></text:span></text:p>
      <text:p text:style-name="P7">Replace the placeholder text with your own information, including the name of your theme, your name, your website URL, and a brief description of your theme.</text:p>
      <text:list text:style-name="L2">
        <text:list-item>
          <text:p text:style-name="P9">In the same folder, create a new file called <text:span text:style-name="Source_20_Text"><text:span text:style-name="T1">index.php</text:span></text:span>. This file will contain the basic PHP code for your theme. Add the following code to the file:</text:p>
        </text:list-item>
      </text:list>
      <text:p text:style-name="P5">phpCopy code</text:p>
      <text:p text:style-name="P3"><text:span text:style-name="Source_20_Text"><text:span text:style-name="T3">&lt;?php</text:span></text:span></text:p>
      <text:p text:style-name="P3"><text:span text:style-name="Source_20_Text"><text:span text:style-name="T3">// Silence is golden.</text:span></text:span></text:p>
      <text:p text:style-name="P4"><text:span text:style-name="Source_20_Text"><text:span text:style-name="T3">?&gt;</text:span></text:span></text:p>
      <text:p text:style-name="P7">This code is the minimum required to create a functioning WordPress theme. It simply tells WordPress to display nothing on the homepage.</text:p>
      <text:list text:style-name="L3">
        <text:list-item>
          <text:p text:style-name="P10">(Optional) If you want to include any additional templates or functionality in your theme, you can create new PHP files in the theme folder and include them in your theme's <text:span text:style-name="Source_20_Text"><text:span text:style-name="T1">functions.php</text:span></text:span> file.</text:p>
        </text:list-item>
        <text:list-item>
          <text:p text:style-name="P10">Once you have created your minimal, empty theme, you can activate it in the WordPress dashboard under Appearance &gt; Themes.</text:p>
        </text:list-item>
      </text:list>
      <text:p text:style-name="P7">In summary, to create a minimal, empty theme in WordPress, you need to create a new folder in the <text:span text:style-name="Source_20_Text"><text:span text:style-name="T1">/wp-content/themes/</text:span></text:span> directory, add a <text:span text:style-name="Source_20_Text"><text:span text:style-name="T1">style.css</text:span></text:span> file with basic CSS styles, add an <text:span text:style-name="Source_20_Text"><text:span text:style-name="T1">index.php</text:span></text:span> file with the minimum required PHP code, and optionally include additional templates or functionality in your theme's <text:span text:style-name="Source_20_Text"><text:span text:style-name="T1">functions.php</text:span></text:span> fi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14:56:44.114000000</meta:creation-date>
    <dc:date>2023-04-29T14:59:57.174000000</dc:date>
    <meta:editing-duration>PT3M13S</meta:editing-duration>
    <meta:editing-cycles>1</meta:editing-cycles>
    <meta:document-statistic meta:table-count="0" meta:image-count="0" meta:object-count="0" meta:page-count="1" meta:paragraph-count="21" meta:word-count="282" meta:character-count="1664" meta:non-whitespace-character-count="1408"/>
    <meta:generator>LibreOffice/7.5.2.2$Windows_X86_64 LibreOffice_project/53bb9681a964705cf672590721dbc85eb4d0c3a2</meta:generator>
  </office:meta>
</office:document-meta>
</file>